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0.474cm"/>
    </style:style>
    <style:style style:name="co3" style:family="table-column">
      <style:table-column-properties fo:break-before="auto" style:column-width="0.363cm"/>
    </style:style>
    <style:style style:name="co4" style:family="table-column">
      <style:table-column-properties fo:break-before="auto" style:column-width="0.755cm"/>
    </style:style>
    <style:style style:name="co5" style:family="table-column">
      <style:table-column-properties fo:break-before="auto" style:column-width="0.559cm"/>
    </style:style>
    <style:style style:name="co6" style:family="table-column">
      <style:table-column-properties fo:break-before="auto" style:column-width="3.692cm"/>
    </style:style>
    <style:style style:name="co7" style:family="table-column">
      <style:table-column-properties fo:break-before="auto" style:column-width="2.824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286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259cm" fo:break-before="auto" style:use-optimal-row-height="false"/>
    </style:style>
    <style:style style:name="ro8" style:family="table-row">
      <style:table-row-properties style:row-height="0.473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Landscape_20_2_20_pages">
      <style:table-properties table:display="true" style:writing-mode="lr-tb"/>
    </style:style>
    <style:style style:name="ce1876" style:family="table-cell" style:parent-style-name="Standard_5f_bhangra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77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8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7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03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1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21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22" style:family="table-cell" style:parent-style-name="Standard_5f_bhangr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5" style:family="table-cell" style:parent-style-name="Standard_5f_bhangr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49" style:family="table-cell" style:parent-style-name="Default">
      <style:table-cell-properties fo:padding="0.071cm"/>
    </style:style>
    <style:style style:name="ce1928" style:family="table-cell" style:parent-style-name="Standard_5f_bhangr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29" style:family="table-cell" style:parent-style-name="Standard_5f_bhangra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930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37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3" style:family="table-cell" style:parent-style-name="Standard_5f_bhangra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93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935" style:family="table-cell" style:parent-style-name="Standard_5f_bhangra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7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9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4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247" style:family="table-cell" style:parent-style-name="Standard_5f_bhangra.xls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48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43" style:family="table-cell" style:parent-style-name="Standard_5f_bhangra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4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45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46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47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54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49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50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51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5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259" style:family="table-cell" style:parent-style-name="Standard_5f_bhangra.xls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60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55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2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57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8" style:family="table-cell" style:parent-style-name="Standard_5f_bhangr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5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60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7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9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0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271" style:family="table-cell" style:parent-style-name="Standard_5f_bhangra.xls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72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4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5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7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74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75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9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280" style:family="table-cell" style:parent-style-name="Standard_5f_bhangra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1" style:family="table-cell" style:parent-style-name="Standard_5f_bhangra.xls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82" style:family="table-cell" style:parent-style-name="Standard_5f_bhangra.xls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3" style:family="table-cell" style:parent-style-name="Standard_5f_bhangra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4" style:family="table-cell" style:parent-style-name="Standard_5f_bhangra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5" style:family="table-cell" style:parent-style-name="Standard_5f_bhangra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6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84" style:family="table-cell" style:parent-style-name="Standard_5f_bhangra.xls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9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90" style:family="table-cell" style:parent-style-name="Standard_5f_bhangra.xl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91" style:family="table-cell" style:parent-style-name="Standard_5f_bhangra.xls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92" style:family="table-cell" style:parent-style-name="Standard_5f_bhangra.xls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93" style:family="table-cell" style:parent-style-name="Standard_5f_bhangra.xls">
      <style:table-cell-properties style:diagonal-bl-tr="none" style:diagonal-tl-br="none" style:text-align-source="fix" style:repeat-content="false" fo:border="none" fo:padding="0.071cm" style:rotation-align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91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92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96" style:family="table-cell" style:parent-style-name="Standard_5f_bhangra.xls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7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9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96" style:family="table-cell" style:parent-style-name="Standard_5f_bhangr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97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Bhaṅgṛā" table:style-name="ta1">
        <office:forms form:automatic-focus="false" form:apply-design-mode="false"/>
        <table:table-column table:style-name="co1" table:default-cell-style-name="ce1922"/>
        <table:table-column table:style-name="co2" table:default-cell-style-name="ce1922"/>
        <table:table-column table:style-name="co3" table:default-cell-style-name="ce1922"/>
        <table:table-column table:style-name="co4" table:number-columns-repeated="24" table:default-cell-style-name="ce1922"/>
        <table:table-column table:style-name="co5" table:default-cell-style-name="ce1922"/>
        <table:table-column table:style-name="co6" table:default-cell-style-name="ce1922"/>
        <table:table-column table:style-name="co7" table:number-columns-repeated="35" table:default-cell-style-name="ce1922"/>
        <table:table-row table:style-name="ro1">
          <table:table-cell table:style-name="ce1876" office:value-type="string" calcext:value-type="string">
            <text:p>Bhaṅgṛā</text:p>
          </table:table-cell>
          <table:table-cell table:style-name="ce1876"/>
          <table:table-cell table:style-name="ce1929"/>
          <table:table-cell table:style-name="ce1933"/>
          <table:table-cell table:style-name="ce1943"/>
          <table:table-cell table:style-name="ce1944"/>
          <table:table-cell table:style-name="ce1955" office:value-type="string" calcext:value-type="string">
            <text:p>tune sign: folded hands, like praying</text:p>
          </table:table-cell>
          <table:table-cell table:style-name="ce1955"/>
          <table:table-cell table:style-name="ce1936" table:number-columns-repeated="7"/>
          <table:table-cell table:style-name="ce1914" table:number-columns-repeated="8"/>
          <table:table-cell table:number-columns-repeated="41"/>
        </table:table-row>
        <table:table-row table:style-name="ro2">
          <table:table-cell table:style-name="ce1877" office:value-type="string" calcext:value-type="string">
            <text:p>this tune is a 6/8</text:p>
          </table:table-cell>
          <table:table-cell table:style-name="ce1926"/>
          <table:table-cell table:style-name="ce1930"/>
          <table:table-cell table:style-name="ce1934"/>
          <table:table-cell table:style-name="ce1944" table:number-columns-repeated="2"/>
          <table:table-cell table:style-name="ce1936"/>
          <table:table-cell table:style-name="ce1957"/>
          <table:table-cell table:style-name="ce1936" table:number-columns-repeated="7"/>
          <table:table-cell table:style-name="ce1914" table:number-columns-repeated="8"/>
          <table:table-cell table:number-columns-repeated="41"/>
        </table:table-row>
        <table:table-row table:style-name="ro3">
          <table:table-cell table:style-name="ce1877"/>
          <table:table-cell table:style-name="ce1926"/>
          <table:table-cell table:style-name="ce1930"/>
          <table:table-cell table:style-name="ce1934"/>
          <table:table-cell table:style-name="ce1944" table:number-columns-repeated="2"/>
          <table:table-cell table:style-name="ce1936"/>
          <table:table-cell table:style-name="ce1957"/>
          <table:table-cell table:style-name="ce1936" table:number-columns-repeated="7"/>
          <table:table-cell table:style-name="ce1914" table:number-columns-repeated="8"/>
          <table:table-cell table:number-columns-repeated="41"/>
        </table:table-row>
        <table:table-row table:style-name="ro4">
          <table:table-cell table:style-name="ce1884"/>
          <table:table-cell table:style-name="ce1926"/>
          <table:table-cell table:style-name="ce1930"/>
          <table:table-cell table:style-name="ce1934"/>
          <table:table-cell table:style-name="ce1944" table:number-columns-repeated="2"/>
          <table:table-cell table:style-name="ce1936"/>
          <table:table-cell table:style-name="ce1957"/>
          <table:table-cell table:style-name="ce1936" table:number-columns-repeated="7"/>
          <table:table-cell table:style-name="ce1914" table:number-columns-repeated="8"/>
          <table:table-cell table:number-columns-repeated="41"/>
        </table:table-row>
        <table:table-row table:style-name="ro5">
          <table:table-cell table:style-name="ce1887" office:value-type="string" calcext:value-type="string">
            <text:p>Groove</text:p>
          </table:table-cell>
          <table:table-cell table:style-name="ce1903" table:number-columns-repeated="2"/>
          <table:table-cell table:style-name="ce1935" office:value-type="float" office:value="1" calcext:value-type="float">
            <text:p>1</text:p>
          </table:table-cell>
          <table:table-cell table:style-name="ce1935" table:number-columns-repeated="2"/>
          <table:table-cell table:style-name="ce1935" office:value-type="float" office:value="2" calcext:value-type="float">
            <text:p>2</text:p>
          </table:table-cell>
          <table:table-cell table:style-name="ce1935" table:number-columns-repeated="2"/>
          <table:table-cell table:style-name="ce1935" office:value-type="float" office:value="3" calcext:value-type="float">
            <text:p>3</text:p>
          </table:table-cell>
          <table:table-cell table:style-name="ce1935" table:number-columns-repeated="2"/>
          <table:table-cell table:style-name="ce1935" office:value-type="float" office:value="4" calcext:value-type="float">
            <text:p>4</text:p>
          </table:table-cell>
          <table:table-cell table:style-name="ce1935" table:number-columns-repeated="2"/>
          <table:table-cell table:style-name="ce1935" office:value-type="float" office:value="5" calcext:value-type="float">
            <text:p>5</text:p>
          </table:table-cell>
          <table:table-cell table:style-name="ce1935" table:number-columns-repeated="2"/>
          <table:table-cell table:style-name="ce1935" office:value-type="float" office:value="6" calcext:value-type="float">
            <text:p>6</text:p>
          </table:table-cell>
          <table:table-cell table:style-name="ce1935" table:number-columns-repeated="2"/>
          <table:table-cell table:style-name="ce1935" office:value-type="float" office:value="7" calcext:value-type="float">
            <text:p>7</text:p>
          </table:table-cell>
          <table:table-cell table:style-name="ce1935" table:number-columns-repeated="2"/>
          <table:table-cell table:style-name="ce1935" office:value-type="float" office:value="8" calcext:value-type="float">
            <text:p>8</text:p>
          </table:table-cell>
          <table:table-cell table:style-name="ce1935" table:number-columns-repeated="2"/>
          <table:table-cell table:style-name="ce1914"/>
          <table:table-cell table:number-columns-repeated="36"/>
        </table:table-row>
        <table:table-row table:style-name="ro6">
          <table:table-cell table:style-name="ce1903" table:number-columns-repeated="3"/>
          <table:table-cell table:style-name="ce1936" table:number-columns-repeated="24"/>
          <table:table-cell table:style-name="ce1914"/>
          <table:table-cell table:number-columns-repeated="36"/>
        </table:table-row>
        <table:table-row table:style-name="ro6">
          <table:table-cell table:style-name="ce1914" office:value-type="string" calcext:value-type="string">
            <text:p>All Surdos </text:p>
          </table:table-cell>
          <table:table-cell table:style-name="ce1914" office:value-type="float" office:value="1" calcext:value-type="float">
            <text:p>1</text:p>
          </table:table-cell>
          <table:table-cell table:style-name="ce1914"/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<text:s/>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<text:s/></text:p>
          </table:table-cell>
          <table:table-cell table:style-name="ce1945"/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60"/>
          <table:table-cell table:style-name="ce1973" office:value-type="string" calcext:value-type="string">
            <text:p>x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<text:s/>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<text:s/></text:p>
          </table:table-cell>
          <table:table-cell table:style-name="ce1945"/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21"/>
          <table:table-cell table:style-name="ce1914" office:value-type="float" office:value="2" calcext:value-type="float">
            <text:p>2</text:p>
          </table:table-cell>
          <table:table-cell table:style-name="ce1914"/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60"/>
          <table:table-cell table:style-name="ce1973" office:value-type="string" calcext:value-type="string">
            <text:p>x</text:p>
          </table:table-cell>
          <table:table-cell table:style-name="ce1945"/>
          <table:table-cell table:style-name="ce1949"/>
          <table:table-cell table:style-name="ce1937"/>
          <table:table-cell table:style-name="ce1945"/>
          <table:table-cell table:style-name="ce1949" office:value-type="string" calcext:value-type="string">
            <text:p>x</text:p>
          </table:table-cell>
          <table:table-cell table:style-name="ce1937"/>
          <table:table-cell table:style-name="ce1945"/>
          <table:table-cell table:style-name="ce1949"/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14" table:number-columns-repeated="3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60"/>
          <table:table-cell table:style-name="ce1973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14" office:value-type="string" calcext:value-type="string">
            <text:p>Repinique</text:p>
          </table:table-cell>
          <table:table-cell table:style-name="ce1914" office:value-type="float" office:value="1" calcext:value-type="float">
            <text:p>1</text:p>
          </table:table-cell>
          <table:table-cell table:style-name="ce1914"/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s 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9" office:value-type="string" calcext:value-type="string">
            <text:p>s 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9" office:value-type="string" calcext:value-type="string">
            <text:p>s 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60" office:value-type="string" calcext:value-type="string">
            <text:p>s </text:p>
          </table:table-cell>
          <table:table-cell table:style-name="ce1973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s 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9" office:value-type="string" calcext:value-type="string">
            <text:p>s 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9" office:value-type="string" calcext:value-type="string">
            <text:p>s 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s </text:p>
          </table:table-cell>
          <table:table-cell table:style-name="ce1992"/>
          <table:table-cell table:style-name="Default"/>
          <table:table-cell table:number-columns-repeated="35"/>
        </table:table-row>
        <table:table-row table:style-name="ro6">
          <table:table-cell table:style-name="ce1914"/>
          <table:table-cell table:style-name="ce1914" office:value-type="float" office:value="2" calcext:value-type="float">
            <text:p>2</text:p>
          </table:table-cell>
          <table:table-cell table:style-name="ce1914"/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s 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9" office:value-type="string" calcext:value-type="string">
            <text:p>s 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9" office:value-type="string" calcext:value-type="string">
            <text:p>s 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60" office:value-type="string" calcext:value-type="string">
            <text:p>s </text:p>
          </table:table-cell>
          <table:table-cell table:style-name="ce1973" office:value-type="string" calcext:value-type="string">
            <text:p>x</text:p>
          </table:table-cell>
          <table:table-cell table:style-name="ce1945" office:value-type="string" calcext:value-type="string">
            <text:p>x</text:p>
          </table:table-cell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x</text:p>
          </table:table-cell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92"/>
          <table:table-cell table:style-name="ce1996"/>
          <table:table-cell table:number-columns-repeated="35"/>
        </table:table-row>
        <table:table-row table:style-name="ro6">
          <table:table-cell table:style-name="ce1914" table:number-columns-repeated="3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60"/>
          <table:table-cell table:style-name="ce1973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14" office:value-type="string" calcext:value-type="string">
            <text:p>Snare</text:p>
          </table:table-cell>
          <table:table-cell table:style-name="ce1914" office:value-type="float" office:value="1" calcext:value-type="float">
            <text:p>1</text:p>
          </table:table-cell>
          <table:table-cell table:style-name="ce1914"/>
          <table:table-cell table:style-name="ce1937" office:value-type="string" calcext:value-type="string">
            <text:p>r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.</text:p>
          </table:table-cell>
          <table:table-cell table:style-name="ce1937" office:value-type="string" calcext:value-type="string">
            <text:p>l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.</text:p>
          </table:table-cell>
          <table:table-cell table:style-name="ce1937" office:value-type="string" calcext:value-type="string">
            <text:p>r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.</text:p>
          </table:table-cell>
          <table:table-cell table:style-name="ce1937" office:value-type="string" calcext:value-type="string">
            <text:p>l</text:p>
          </table:table-cell>
          <table:table-cell table:style-name="ce1945" office:value-type="string" calcext:value-type="string">
            <text:p>.</text:p>
          </table:table-cell>
          <table:table-cell table:style-name="ce1960" office:value-type="string" calcext:value-type="string">
            <text:p>.</text:p>
          </table:table-cell>
          <table:table-cell table:style-name="ce1973" office:value-type="string" calcext:value-type="string">
            <text:p>r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.</text:p>
          </table:table-cell>
          <table:table-cell table:style-name="ce1937" office:value-type="string" calcext:value-type="string">
            <text:p>l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.</text:p>
          </table:table-cell>
          <table:table-cell table:style-name="ce1937" office:value-type="string" calcext:value-type="string">
            <text:p>r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.</text:p>
          </table:table-cell>
          <table:table-cell table:style-name="ce1937" office:value-type="string" calcext:value-type="string">
            <text:p>l</text:p>
          </table:table-cell>
          <table:table-cell table:style-name="ce1945" office:value-type="string" calcext:value-type="string">
            <text:p>.</text:p>
          </table:table-cell>
          <table:table-cell table:style-name="ce1949" office:value-type="string" calcext:value-type="string">
            <text:p>.</text:p>
          </table:table-cell>
          <table:table-cell table:style-name="ce1992"/>
          <table:table-cell table:style-name="ce1996"/>
          <table:table-cell table:number-columns-repeated="35"/>
        </table:table-row>
        <table:table-row table:style-name="ro6">
          <table:table-cell table:style-name="ce1914" table:number-columns-repeated="3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60"/>
          <table:table-cell table:style-name="ce1973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92"/>
          <table:table-cell table:style-name="ce1996"/>
          <table:table-cell table:number-columns-repeated="35"/>
        </table:table-row>
        <table:table-row table:style-name="ro6">
          <table:table-cell table:style-name="ce1914" office:value-type="string" calcext:value-type="string">
            <text:p>Tamborim</text:p>
          </table:table-cell>
          <table:table-cell table:style-name="ce1914" table:number-columns-repeated="2"/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60" office:value-type="string" calcext:value-type="string">
            <text:p>x</text:p>
          </table:table-cell>
          <table:table-cell table:style-name="ce1973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x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9" office:value-type="string" calcext:value-type="string">
            <text:p>x</text:p>
          </table:table-cell>
          <table:table-cell table:style-name="ce1992"/>
          <table:table-cell table:number-columns-repeated="36"/>
        </table:table-row>
        <table:table-row table:style-name="ro6">
          <table:table-cell table:style-name="ce1914" table:number-columns-repeated="3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60"/>
          <table:table-cell table:style-name="ce1973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14" office:value-type="string" calcext:value-type="string">
            <text:p>Agogô</text:p>
          </table:table-cell>
          <table:table-cell table:style-name="ce1914" table:number-columns-repeated="2"/>
          <table:table-cell table:style-name="ce1937" office:value-type="string" calcext:value-type="string">
            <text:p>h</text:p>
          </table:table-cell>
          <table:table-cell table:style-name="ce1945" office:value-type="string" calcext:value-type="string">
            <text:p>h</text:p>
          </table:table-cell>
          <table:table-cell table:style-name="ce1949" office:value-type="string" calcext:value-type="string">
            <text:p>h</text:p>
          </table:table-cell>
          <table:table-cell table:style-name="ce1937" office:value-type="string" calcext:value-type="string">
            <text:p>h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l</text:p>
          </table:table-cell>
          <table:table-cell table:style-name="ce1945" office:value-type="string" calcext:value-type="string">
            <text:p>l</text:p>
          </table:table-cell>
          <table:table-cell table:style-name="ce1958" office:value-type="string" calcext:value-type="string">
            <text:p>l</text:p>
          </table:table-cell>
          <table:table-cell table:style-name="ce1937" office:value-type="string" calcext:value-type="string">
            <text:p>l</text:p>
          </table:table-cell>
          <table:table-cell table:style-name="ce1945" office:value-type="string" calcext:value-type="string">
            <text:p><text:s/></text:p>
          </table:table-cell>
          <table:table-cell table:style-name="ce1960"/>
          <table:table-cell table:style-name="ce1973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92"/>
          <table:table-cell table:style-name="ce1996"/>
          <table:table-cell table:number-columns-repeated="35"/>
        </table:table-row>
        <table:table-row table:style-name="ro6">
          <table:table-cell/>
          <table:table-cell table:style-name="ce1914" table:number-columns-repeated="2"/>
          <table:table-cell table:style-name="ce1937" office:value-type="string" calcext:value-type="string">
            <text:p><text:s/>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<text:s/>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/>
          <table:table-cell table:style-name="ce1945"/>
          <table:table-cell table:style-name="ce1958" office:value-type="string" calcext:value-type="string">
            <text:p><text:s/></text:p>
          </table:table-cell>
          <table:table-cell table:style-name="ce1937"/>
          <table:table-cell table:style-name="ce1945" office:value-type="string" calcext:value-type="string">
            <text:p><text:s/></text:p>
          </table:table-cell>
          <table:table-cell table:style-name="ce1960"/>
          <table:table-cell table:style-name="ce1973" office:value-type="string" calcext:value-type="string">
            <text:p><text:s/>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<text:s/>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/>
          <table:table-cell table:style-name="ce1945"/>
          <table:table-cell table:style-name="ce1958" office:value-type="string" calcext:value-type="string">
            <text:p><text:s/></text:p>
          </table:table-cell>
          <table:table-cell table:style-name="ce1937"/>
          <table:table-cell table:style-name="ce1945" office:value-type="string" calcext:value-type="string">
            <text:p><text:s/></text:p>
          </table:table-cell>
          <table:table-cell table:style-name="ce1949"/>
          <table:table-cell table:style-name="ce1992"/>
          <table:table-cell table:style-name="ce1996"/>
          <table:table-cell table:number-columns-repeated="35"/>
        </table:table-row>
        <table:table-row table:style-name="ro6">
          <table:table-cell table:style-name="ce1914" office:value-type="string" calcext:value-type="string">
            <text:p>Shaker</text:p>
          </table:table-cell>
          <table:table-cell table:style-name="ce1914" table:number-columns-repeated="2"/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60" office:value-type="string" calcext:value-type="string">
            <text:p><text:s/></text:p>
          </table:table-cell>
          <table:table-cell table:style-name="ce1973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92"/>
          <table:table-cell table:number-columns-repeated="36"/>
        </table:table-row>
        <table:table-row table:style-name="ro6">
          <table:table-cell table:style-name="ce1914" table:number-columns-repeated="3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60"/>
          <table:table-cell table:style-name="ce1973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37"/>
          <table:table-cell table:style-name="ce1945"/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14"/>
          <table:table-cell table:style-name="ce1049" table:number-columns-repeated="20"/>
          <table:table-cell table:style-name="ce1936" table:number-columns-repeated="5"/>
          <table:table-cell table:style-name="ce1293" office:value-type="string" calcext:value-type="string">
            <text:p>s = soft flare</text:p>
          </table:table-cell>
          <table:table-cell table:style-name="ce1914"/>
          <table:table-cell table:number-columns-repeated="36"/>
        </table:table-row>
        <table:table-row table:style-name="ro6">
          <table:table-cell table:style-name="ce1914"/>
          <table:table-cell table:style-name="ce1049" table:number-columns-repeated="20"/>
          <table:table-cell table:style-name="ce1936" table:number-columns-repeated="6"/>
          <table:table-cell table:style-name="ce1914"/>
          <table:table-cell table:number-columns-repeated="36"/>
        </table:table-row>
        <table:table-row table:style-name="ro6">
          <table:table-cell table:style-name="ce1914" table:number-columns-repeated="3"/>
          <table:table-cell table:style-name="ce1936" table:number-columns-repeated="12"/>
          <table:table-cell table:style-name="ce1914" table:number-columns-repeated="6"/>
          <table:table-cell table:style-name="ce1288"/>
          <table:table-cell table:style-name="ce1289"/>
          <table:table-cell table:style-name="ce1950" office:value-type="string" calcext:value-type="string">
            <text:p>S</text:p>
          </table:table-cell>
          <table:table-cell table:style-name="ce1938" office:value-type="string" calcext:value-type="string">
            <text:p>S</text:p>
          </table:table-cell>
          <table:table-cell table:style-name="ce1946" office:value-type="string" calcext:value-type="string">
            <text:p><text:s/></text:p>
          </table:table-cell>
          <table:table-cell table:style-name="ce1991" office:value-type="string" calcext:value-type="string">
            <text:p><text:s/></text:p>
          </table:table-cell>
          <table:table-cell table:style-name="ce1914"/>
          <table:table-cell table:number-columns-repeated="36"/>
        </table:table-row>
        <table:table-row table:style-name="ro6">
          <table:table-cell table:style-name="ce1924" office:value-type="string" calcext:value-type="string">
            <text:p>Break 1</text:p>
          </table:table-cell>
          <table:table-cell table:style-name="ce1914" office:value-type="float" office:value="1" calcext:value-type="float">
            <text:p>1</text:p>
          </table:table-cell>
          <table:table-cell table:style-name="ce1914"/>
          <table:table-cell table:style-name="ce1938" office:value-type="string" calcext:value-type="string">
            <text:p>S</text:p>
          </table:table-cell>
          <table:table-cell table:style-name="ce1946"/>
          <table:table-cell table:style-name="ce1950" office:value-type="string" calcext:value-type="string">
            <text:p><text:s/>S</text:p>
          </table:table-cell>
          <table:table-cell table:style-name="ce1938" office:value-type="string" calcext:value-type="string">
            <text:p>S</text:p>
          </table:table-cell>
          <table:table-cell table:style-name="ce1946"/>
          <table:table-cell table:style-name="ce1950" office:value-type="string" calcext:value-type="string">
            <text:p>S</text:p>
          </table:table-cell>
          <table:table-cell table:style-name="ce1938"/>
          <table:table-cell table:style-name="ce1946"/>
          <table:table-cell table:style-name="ce1950" office:value-type="string" calcext:value-type="string">
            <text:p>S</text:p>
          </table:table-cell>
          <table:table-cell table:style-name="ce1938" office:value-type="string" calcext:value-type="string">
            <text:p>S</text:p>
          </table:table-cell>
          <table:table-cell table:style-name="ce1946" office:value-type="string" calcext:value-type="string">
            <text:p><text:s/></text:p>
          </table:table-cell>
          <table:table-cell table:style-name="ce1267"/>
          <table:table-cell table:style-name="ce1974" office:value-type="string" calcext:value-type="string">
            <text:p>S</text:p>
          </table:table-cell>
          <table:table-cell table:style-name="ce1946"/>
          <table:table-cell table:style-name="ce1950"/>
          <table:table-cell table:style-name="ce1938" office:value-type="string" calcext:value-type="string">
            <text:p>A</text:p>
          </table:table-cell>
          <table:table-cell table:style-name="ce1946"/>
          <table:table-cell table:style-name="ce1950" office:value-type="string" calcext:value-type="string">
            <text:p><text:s/></text:p>
          </table:table-cell>
          <table:table-cell table:style-name="ce1937" office:value-type="string" calcext:value-type="string">
            <text:p>A</text:p>
          </table:table-cell>
          <table:table-cell table:style-name="ce1945"/>
          <table:table-cell table:style-name="ce1949" office:value-type="string" calcext:value-type="string">
            <text:p>S</text:p>
          </table:table-cell>
          <table:table-cell table:style-name="ce1937" office:value-type="string" calcext:value-type="string">
            <text:p>S</text:p>
          </table:table-cell>
          <table:table-cell table:style-name="ce1945" office:value-type="string" calcext:value-type="string">
            <text:p><text:s/></text:p>
          </table:table-cell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14"/>
          <table:table-cell table:style-name="ce1914" office:value-type="float" office:value="2" calcext:value-type="float">
            <text:p>2</text:p>
          </table:table-cell>
          <table:table-cell table:style-name="ce1914"/>
          <table:table-cell table:style-name="ce1937" office:value-type="string" calcext:value-type="string">
            <text:p>S</text:p>
          </table:table-cell>
          <table:table-cell table:style-name="ce1945"/>
          <table:table-cell table:style-name="ce1949" office:value-type="string" calcext:value-type="string">
            <text:p><text:s/>S</text:p>
          </table:table-cell>
          <table:table-cell table:style-name="ce1937" office:value-type="string" calcext:value-type="string">
            <text:p>S</text:p>
          </table:table-cell>
          <table:table-cell table:style-name="ce1945"/>
          <table:table-cell table:style-name="ce1949" office:value-type="string" calcext:value-type="string">
            <text:p>S</text:p>
          </table:table-cell>
          <table:table-cell table:style-name="ce1937"/>
          <table:table-cell table:style-name="ce1945"/>
          <table:table-cell table:style-name="ce1949" office:value-type="string" calcext:value-type="string">
            <text:p>S</text:p>
          </table:table-cell>
          <table:table-cell table:style-name="ce1937" office:value-type="string" calcext:value-type="string">
            <text:p>S</text:p>
          </table:table-cell>
          <table:table-cell table:style-name="ce1945" office:value-type="string" calcext:value-type="string">
            <text:p><text:s/></text:p>
          </table:table-cell>
          <table:table-cell table:style-name="ce1268"/>
          <table:table-cell table:style-name="ce1973" office:value-type="string" calcext:value-type="string">
            <text:p>S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A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A</text:p>
          </table:table-cell>
          <table:table-cell table:style-name="ce1945"/>
          <table:table-cell table:style-name="ce1949" office:value-type="string" calcext:value-type="string">
            <text:p>S</text:p>
          </table:table-cell>
          <table:table-cell table:style-name="ce1937" office:value-type="string" calcext:value-type="string">
            <text:p>S</text:p>
          </table:table-cell>
          <table:table-cell table:style-name="ce1945" office:value-type="string" calcext:value-type="string">
            <text:p><text:s/></text:p>
          </table:table-cell>
          <table:table-cell table:style-name="ce1949"/>
          <table:table-cell table:style-name="ce1992"/>
          <table:table-cell table:style-name="ce1997"/>
          <table:table-cell table:number-columns-repeated="35"/>
        </table:table-row>
        <table:table-row table:style-name="ro6">
          <table:table-cell table:style-name="ce1914"/>
          <table:table-cell table:style-name="ce1914" office:value-type="float" office:value="3" calcext:value-type="float">
            <text:p>3</text:p>
          </table:table-cell>
          <table:table-cell table:style-name="ce1914"/>
          <table:table-cell table:style-name="ce1937" office:value-type="string" calcext:value-type="string">
            <text:p>S</text:p>
          </table:table-cell>
          <table:table-cell table:style-name="ce1945"/>
          <table:table-cell table:style-name="ce1949" office:value-type="string" calcext:value-type="string">
            <text:p><text:s/>S</text:p>
          </table:table-cell>
          <table:table-cell table:style-name="ce1937" office:value-type="string" calcext:value-type="string">
            <text:p>S</text:p>
          </table:table-cell>
          <table:table-cell table:style-name="ce1945"/>
          <table:table-cell table:style-name="ce1949" office:value-type="string" calcext:value-type="string">
            <text:p>S</text:p>
          </table:table-cell>
          <table:table-cell table:style-name="ce1937"/>
          <table:table-cell table:style-name="ce1945"/>
          <table:table-cell table:style-name="ce1949" office:value-type="string" calcext:value-type="string">
            <text:p>S</text:p>
          </table:table-cell>
          <table:table-cell table:style-name="ce1937" office:value-type="string" calcext:value-type="string">
            <text:p>S</text:p>
          </table:table-cell>
          <table:table-cell table:style-name="ce1945" office:value-type="string" calcext:value-type="string">
            <text:p><text:s/></text:p>
          </table:table-cell>
          <table:table-cell table:style-name="ce1268"/>
          <table:table-cell table:style-name="ce1973" office:value-type="string" calcext:value-type="string">
            <text:p>S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A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A</text:p>
          </table:table-cell>
          <table:table-cell table:style-name="ce1945"/>
          <table:table-cell table:style-name="ce1949" office:value-type="string" calcext:value-type="string">
            <text:p>S</text:p>
          </table:table-cell>
          <table:table-cell table:style-name="ce1937" office:value-type="string" calcext:value-type="string">
            <text:p>S</text:p>
          </table:table-cell>
          <table:table-cell table:style-name="ce1945" office:value-type="string" calcext:value-type="string">
            <text:p><text:s/></text:p>
          </table:table-cell>
          <table:table-cell table:style-name="ce1949"/>
          <table:table-cell table:style-name="ce1992"/>
          <table:table-cell table:style-name="ce1997"/>
          <table:table-cell table:number-columns-repeated="35"/>
        </table:table-row>
        <table:table-row table:style-name="ro6">
          <table:table-cell table:style-name="ce1914"/>
          <table:table-cell table:style-name="ce1914" office:value-type="float" office:value="4" calcext:value-type="float">
            <text:p>4</text:p>
          </table:table-cell>
          <table:table-cell table:style-name="ce1914"/>
          <table:table-cell table:style-name="ce1939" office:value-type="string" calcext:value-type="string">
            <text:p>S</text:p>
          </table:table-cell>
          <table:table-cell table:style-name="ce1947"/>
          <table:table-cell table:style-name="ce1951"/>
          <table:table-cell table:style-name="ce1939"/>
          <table:table-cell table:style-name="ce1947"/>
          <table:table-cell table:style-name="ce1951" office:value-type="string" calcext:value-type="string">
            <text:p>S</text:p>
          </table:table-cell>
          <table:table-cell table:style-name="ce1939"/>
          <table:table-cell table:style-name="ce1947"/>
          <table:table-cell table:style-name="ce1951"/>
          <table:table-cell table:style-name="ce1939" office:value-type="string" calcext:value-type="string">
            <text:p>S</text:p>
          </table:table-cell>
          <table:table-cell table:style-name="ce1947" office:value-type="string" calcext:value-type="string">
            <text:p><text:s/></text:p>
          </table:table-cell>
          <table:table-cell table:style-name="ce1269"/>
          <table:table-cell table:style-name="ce1975" office:value-type="string" calcext:value-type="string">
            <text:p>sn</text:p>
          </table:table-cell>
          <table:table-cell table:style-name="ce1947" office:value-type="string" calcext:value-type="string">
            <text:p>sn</text:p>
          </table:table-cell>
          <table:table-cell table:style-name="ce1951" office:value-type="string" calcext:value-type="string">
            <text:p>sn</text:p>
          </table:table-cell>
          <table:table-cell table:style-name="ce1939" office:value-type="string" calcext:value-type="string">
            <text:p>sn</text:p>
          </table:table-cell>
          <table:table-cell table:style-name="ce1947" office:value-type="string" calcext:value-type="string">
            <text:p><text:s/></text:p>
          </table:table-cell>
          <table:table-cell table:style-name="ce1951" office:value-type="string" calcext:value-type="string">
            <text:p><text:s/></text:p>
          </table:table-cell>
          <table:table-cell table:style-name="ce1939" office:value-type="string" calcext:value-type="string">
            <text:p>sn</text:p>
          </table:table-cell>
          <table:table-cell table:style-name="ce1947" office:value-type="string" calcext:value-type="string">
            <text:p>sn</text:p>
          </table:table-cell>
          <table:table-cell table:style-name="ce1951" office:value-type="string" calcext:value-type="string">
            <text:p>sn</text:p>
          </table:table-cell>
          <table:table-cell table:style-name="ce1939" office:value-type="string" calcext:value-type="string">
            <text:p>sn</text:p>
          </table:table-cell>
          <table:table-cell table:style-name="ce1947"/>
          <table:table-cell table:style-name="ce1951"/>
          <table:table-cell table:style-name="ce1992"/>
          <table:table-cell table:style-name="ce1997"/>
          <table:table-cell table:number-columns-repeated="35"/>
        </table:table-row>
        <table:table-row table:style-name="ro7">
          <table:table-cell table:style-name="ce1914" table:number-columns-repeated="3"/>
          <table:table-cell table:style-name="ce1936" table:number-columns-repeated="12"/>
          <table:table-cell table:style-name="ce1914" table:number-columns-repeated="8"/>
          <table:table-cell table:number-columns-repeated="41"/>
        </table:table-row>
        <table:table-row table:style-name="ro6">
          <table:table-cell table:style-name="ce1914" table:number-columns-repeated="3"/>
          <table:table-cell table:style-name="ce1936" table:number-columns-repeated="12"/>
          <table:table-cell table:style-name="ce1914" table:number-columns-repeated="8"/>
          <table:table-cell table:style-name="ce1259" office:value-type="string" calcext:value-type="string">
            <text:p>I</text:p>
          </table:table-cell>
          <table:table-cell table:style-name="ce1247" office:value-type="string" calcext:value-type="string">
            <text:p>say</text:p>
          </table:table-cell>
          <table:table-cell table:style-name="ce1928"/>
          <table:table-cell table:style-name="ce1238" office:value-type="string" calcext:value-type="string">
            <text:p><text:s/></text:p>
          </table:table-cell>
          <table:table-cell table:style-name="ce1296"/>
          <table:table-cell table:number-columns-repeated="36"/>
        </table:table-row>
        <table:table-row table:style-name="ro6">
          <table:table-cell table:style-name="ce1914" table:number-columns-repeated="2"/>
          <table:table-cell table:style-name="ce1237"/>
          <table:table-cell table:style-name="ce1246" office:value-type="string" calcext:value-type="string">
            <text:p><text:s/>do</text:p>
          </table:table-cell>
          <table:table-cell table:style-name="ce1246"/>
          <table:table-cell table:style-name="ce1258" office:value-type="string" calcext:value-type="string">
            <text:p>as</text:p>
          </table:table-cell>
          <table:table-cell table:style-name="ce1262" office:value-type="string" calcext:value-type="string">
            <text:p>I</text:p>
          </table:table-cell>
          <table:table-cell table:style-name="ce1246"/>
          <table:table-cell table:style-name="ce1258" office:value-type="string" calcext:value-type="string">
            <text:p>say,</text:p>
          </table:table-cell>
          <table:table-cell table:style-name="ce1262"/>
          <table:table-cell table:style-name="ce1246"/>
          <table:table-cell table:style-name="ce1258" office:value-type="string" calcext:value-type="string">
            <text:p>you</text:p>
          </table:table-cell>
          <table:table-cell table:style-name="ce1265" office:value-type="string" calcext:value-type="string">
            <text:p>old</text:p>
          </table:table-cell>
          <table:table-cell table:style-name="ce1246"/>
          <table:table-cell table:style-name="ce1270"/>
          <table:table-cell table:style-name="ce1279" office:value-type="string" calcext:value-type="string">
            <text:p>fool,</text:p>
          </table:table-cell>
          <table:table-cell table:style-name="ce1246"/>
          <table:table-cell table:style-name="ce1258"/>
          <table:table-cell table:style-name="ce1262" office:value-type="string" calcext:value-type="string">
            <text:p>dam</text:p>
          </table:table-cell>
          <table:table-cell table:style-name="ce1246"/>
          <table:table-cell table:style-name="ce1258"/>
          <table:table-cell table:style-name="ce1262" office:value-type="string" calcext:value-type="string">
            <text:p>dam,</text:p>
          </table:table-cell>
          <table:table-cell table:style-name="ce1246"/>
          <table:table-cell table:style-name="ce1290" office:value-type="string" calcext:value-type="string">
            <text:p>I</text:p>
          </table:table-cell>
          <table:table-cell table:style-name="ce1291" office:value-type="string" calcext:value-type="string">
            <text:p>say</text:p>
          </table:table-cell>
          <table:table-cell table:style-name="ce1292"/>
          <table:table-cell table:style-name="ce1238" office:value-type="string" calcext:value-type="string">
            <text:p><text:s/></text:p>
          </table:table-cell>
          <table:table-cell table:style-name="ce1297"/>
          <table:table-cell table:number-columns-repeated="36"/>
        </table:table-row>
        <table:table-row table:style-name="ro6" table:number-rows-repeated="3">
          <table:table-cell table:style-name="ce1914" table:number-columns-repeated="3"/>
          <table:table-cell table:style-name="ce1936" table:number-columns-repeated="12"/>
          <table:table-cell table:style-name="ce1914" table:number-columns-repeated="8"/>
          <table:table-cell table:number-columns-repeated="41"/>
        </table:table-row>
        <table:table-row table:style-name="ro6">
          <table:table-cell table:style-name="ce1914" table:number-columns-repeated="3"/>
          <table:table-cell table:style-name="ce1936" table:number-columns-repeated="12"/>
          <table:table-cell table:style-name="ce1914" table:number-columns-repeated="6"/>
          <table:table-cell table:style-name="ce1288"/>
          <table:table-cell table:style-name="ce1289"/>
          <table:table-cell table:style-name="ce1950" office:value-type="string" calcext:value-type="string">
            <text:p>E</text:p>
          </table:table-cell>
          <table:table-cell table:style-name="ce1938" office:value-type="string" calcext:value-type="string">
            <text:p>E</text:p>
          </table:table-cell>
          <table:table-cell table:style-name="ce1946" office:value-type="string" calcext:value-type="string">
            <text:p><text:s/></text:p>
          </table:table-cell>
          <table:table-cell table:style-name="ce1991" office:value-type="string" calcext:value-type="string">
            <text:p><text:s/></text:p>
          </table:table-cell>
          <table:table-cell table:style-name="ce1914"/>
          <table:table-cell table:number-columns-repeated="36"/>
        </table:table-row>
        <table:table-row table:style-name="ro6">
          <table:table-cell table:style-name="ce1924" office:value-type="string" calcext:value-type="string">
            <text:p>Break 2</text:p>
          </table:table-cell>
          <table:table-cell table:style-name="ce1914" office:value-type="float" office:value="1" calcext:value-type="float">
            <text:p>1</text:p>
          </table:table-cell>
          <table:table-cell table:style-name="ce1914"/>
          <table:table-cell table:style-name="ce1938" office:value-type="string" calcext:value-type="string">
            <text:p>E</text:p>
          </table:table-cell>
          <table:table-cell table:style-name="ce1946"/>
          <table:table-cell table:style-name="ce1950" office:value-type="string" calcext:value-type="string">
            <text:p>E</text:p>
          </table:table-cell>
          <table:table-cell table:style-name="ce1938" office:value-type="string" calcext:value-type="string">
            <text:p>E</text:p>
          </table:table-cell>
          <table:table-cell table:style-name="ce1946"/>
          <table:table-cell table:style-name="ce1950" office:value-type="string" calcext:value-type="string">
            <text:p><text:s/></text:p>
          </table:table-cell>
          <table:table-cell table:style-name="ce1938" office:value-type="string" calcext:value-type="string">
            <text:p>E</text:p>
          </table:table-cell>
          <table:table-cell table:style-name="ce1946"/>
          <table:table-cell table:style-name="ce1950" office:value-type="string" calcext:value-type="string">
            <text:p>E</text:p>
          </table:table-cell>
          <table:table-cell table:style-name="ce1938" office:value-type="string" calcext:value-type="string">
            <text:p>E</text:p>
          </table:table-cell>
          <table:table-cell table:style-name="ce1946" office:value-type="string" calcext:value-type="string">
            <text:p><text:s/></text:p>
          </table:table-cell>
          <table:table-cell table:style-name="ce1267"/>
          <table:table-cell table:style-name="ce1974" office:value-type="string" calcext:value-type="string">
            <text:p>E</text:p>
          </table:table-cell>
          <table:table-cell table:style-name="ce1946"/>
          <table:table-cell table:style-name="ce1950"/>
          <table:table-cell table:style-name="ce1938" office:value-type="string" calcext:value-type="string">
            <text:p><text:s/></text:p>
          </table:table-cell>
          <table:table-cell table:style-name="ce1946"/>
          <table:table-cell table:style-name="ce1950" office:value-type="string" calcext:value-type="string">
            <text:p><text:s/></text:p>
          </table:table-cell>
          <table:table-cell table:style-name="ce1937"/>
          <table:table-cell table:style-name="ce1945"/>
          <table:table-cell table:style-name="ce1949" office:value-type="string" calcext:value-type="string">
            <text:p>E</text:p>
          </table:table-cell>
          <table:table-cell table:style-name="ce1937" office:value-type="string" calcext:value-type="string">
            <text:p>E</text:p>
          </table:table-cell>
          <table:table-cell table:style-name="ce1945" office:value-type="string" calcext:value-type="string">
            <text:p><text:s/></text:p>
          </table:table-cell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03"/>
          <table:table-cell table:style-name="ce1914" office:value-type="float" office:value="2" calcext:value-type="float">
            <text:p>2</text:p>
          </table:table-cell>
          <table:table-cell table:style-name="ce1914"/>
          <table:table-cell table:style-name="ce1937" office:value-type="string" calcext:value-type="string">
            <text:p><text:s/></text:p>
          </table:table-cell>
          <table:table-cell table:style-name="ce1945"/>
          <table:table-cell table:style-name="ce1949" office:value-type="string" calcext:value-type="string">
            <text:p>E</text:p>
          </table:table-cell>
          <table:table-cell table:style-name="ce1937" office:value-type="string" calcext:value-type="string">
            <text:p><text:s/></text:p>
          </table:table-cell>
          <table:table-cell table:style-name="ce1945"/>
          <table:table-cell table:style-name="ce1949" office:value-type="string" calcext:value-type="string">
            <text:p>E</text:p>
          </table:table-cell>
          <table:table-cell table:style-name="ce1937" office:value-type="string" calcext:value-type="string">
            <text:p>E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E</text:p>
          </table:table-cell>
          <table:table-cell table:style-name="ce1945" office:value-type="string" calcext:value-type="string">
            <text:p><text:s/></text:p>
          </table:table-cell>
          <table:table-cell table:style-name="ce1268"/>
          <table:table-cell table:style-name="ce1973" office:value-type="string" calcext:value-type="string">
            <text:p>E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<text:s/>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/>
          <table:table-cell table:style-name="ce1945"/>
          <table:table-cell table:style-name="ce1949" office:value-type="string" calcext:value-type="string">
            <text:p>E</text:p>
          </table:table-cell>
          <table:table-cell table:style-name="ce1937" office:value-type="string" calcext:value-type="string">
            <text:p>E</text:p>
          </table:table-cell>
          <table:table-cell table:style-name="ce1945" office:value-type="string" calcext:value-type="string">
            <text:p><text:s/></text:p>
          </table:table-cell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03"/>
          <table:table-cell table:style-name="ce1914" office:value-type="float" office:value="3" calcext:value-type="float">
            <text:p>3</text:p>
          </table:table-cell>
          <table:table-cell table:style-name="ce1914"/>
          <table:table-cell table:style-name="ce1937" office:value-type="string" calcext:value-type="string">
            <text:p>E</text:p>
          </table:table-cell>
          <table:table-cell table:style-name="ce1945"/>
          <table:table-cell table:style-name="ce1949" office:value-type="string" calcext:value-type="string">
            <text:p>E</text:p>
          </table:table-cell>
          <table:table-cell table:style-name="ce1937" office:value-type="string" calcext:value-type="string">
            <text:p>E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E</text:p>
          </table:table-cell>
          <table:table-cell table:style-name="ce1945"/>
          <table:table-cell table:style-name="ce1949" office:value-type="string" calcext:value-type="string">
            <text:p>E</text:p>
          </table:table-cell>
          <table:table-cell table:style-name="ce1937" office:value-type="string" calcext:value-type="string">
            <text:p>E</text:p>
          </table:table-cell>
          <table:table-cell table:style-name="ce1945" office:value-type="string" calcext:value-type="string">
            <text:p><text:s/></text:p>
          </table:table-cell>
          <table:table-cell table:style-name="ce1268"/>
          <table:table-cell table:style-name="ce1973" office:value-type="string" calcext:value-type="string">
            <text:p>E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<text:s/>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/>
          <table:table-cell table:style-name="ce1945"/>
          <table:table-cell table:style-name="ce1949" office:value-type="string" calcext:value-type="string">
            <text:p>E</text:p>
          </table:table-cell>
          <table:table-cell table:style-name="ce1937" office:value-type="string" calcext:value-type="string">
            <text:p>E</text:p>
          </table:table-cell>
          <table:table-cell table:style-name="ce1945" office:value-type="string" calcext:value-type="string">
            <text:p><text:s/></text:p>
          </table:table-cell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03"/>
          <table:table-cell table:style-name="ce1914" office:value-type="float" office:value="4" calcext:value-type="float">
            <text:p>4</text:p>
          </table:table-cell>
          <table:table-cell table:style-name="ce1914"/>
          <table:table-cell table:style-name="ce1939" office:value-type="string" calcext:value-type="string">
            <text:p><text:s/></text:p>
          </table:table-cell>
          <table:table-cell table:style-name="ce1947"/>
          <table:table-cell table:style-name="ce1951" office:value-type="string" calcext:value-type="string">
            <text:p>E</text:p>
          </table:table-cell>
          <table:table-cell table:style-name="ce1939" office:value-type="string" calcext:value-type="string">
            <text:p><text:s/></text:p>
          </table:table-cell>
          <table:table-cell table:style-name="ce1947"/>
          <table:table-cell table:style-name="ce1951" office:value-type="string" calcext:value-type="string">
            <text:p>E</text:p>
          </table:table-cell>
          <table:table-cell table:style-name="ce1939" office:value-type="string" calcext:value-type="string">
            <text:p>E</text:p>
          </table:table-cell>
          <table:table-cell table:style-name="ce1947"/>
          <table:table-cell table:style-name="ce1951" office:value-type="string" calcext:value-type="string">
            <text:p><text:s/></text:p>
          </table:table-cell>
          <table:table-cell table:style-name="ce1939" office:value-type="string" calcext:value-type="string">
            <text:p>E</text:p>
          </table:table-cell>
          <table:table-cell table:style-name="ce1947" office:value-type="string" calcext:value-type="string">
            <text:p><text:s/></text:p>
          </table:table-cell>
          <table:table-cell table:style-name="ce1269"/>
          <table:table-cell table:style-name="ce1280" office:value-type="string" calcext:value-type="string">
            <text:p>sn</text:p>
          </table:table-cell>
          <table:table-cell table:style-name="ce1283" office:value-type="string" calcext:value-type="string">
            <text:p>sn</text:p>
          </table:table-cell>
          <table:table-cell table:style-name="ce1284" office:value-type="string" calcext:value-type="string">
            <text:p>sn</text:p>
          </table:table-cell>
          <table:table-cell table:style-name="ce1285" office:value-type="string" calcext:value-type="string">
            <text:p>sn</text:p>
          </table:table-cell>
          <table:table-cell table:style-name="ce1283" office:value-type="string" calcext:value-type="string">
            <text:p><text:s/></text:p>
          </table:table-cell>
          <table:table-cell table:style-name="ce1284" office:value-type="string" calcext:value-type="string">
            <text:p><text:s/></text:p>
          </table:table-cell>
          <table:table-cell table:style-name="ce1285" office:value-type="string" calcext:value-type="string">
            <text:p>sn</text:p>
          </table:table-cell>
          <table:table-cell table:style-name="ce1283" office:value-type="string" calcext:value-type="string">
            <text:p>sn</text:p>
          </table:table-cell>
          <table:table-cell table:style-name="ce1284" office:value-type="string" calcext:value-type="string">
            <text:p>sn</text:p>
          </table:table-cell>
          <table:table-cell table:style-name="ce1285" office:value-type="string" calcext:value-type="string">
            <text:p>sn</text:p>
          </table:table-cell>
          <table:table-cell table:style-name="ce1283"/>
          <table:table-cell table:style-name="ce1284"/>
          <table:table-cell table:style-name="ce1992"/>
          <table:table-cell table:number-columns-repeated="36"/>
        </table:table-row>
        <table:table-row table:style-name="ro7">
          <table:table-cell table:number-columns-repeated="64"/>
        </table:table-row>
        <table:table-row table:style-name="ro6">
          <table:table-cell/>
          <table:table-cell table:style-name="ce1928" office:value-type="string" calcext:value-type="string">
            <text:p><text:s/></text:p>
          </table:table-cell>
          <table:table-cell table:style-name="ce1238" office:value-type="string" calcext:value-type="string">
            <text:p><text:s/></text:p>
          </table:table-cell>
          <table:table-cell table:style-name="ce1247" office:value-type="string" calcext:value-type="string">
            <text:p>pa -</text:p>
          </table:table-cell>
          <table:table-cell table:style-name="ce1928"/>
          <table:table-cell table:style-name="ce1259" office:value-type="string" calcext:value-type="string">
            <text:p>pa-</text:p>
          </table:table-cell>
          <table:table-cell table:style-name="ce1247" office:value-type="string" calcext:value-type="string">
            <text:p>dam, </text:p>
          </table:table-cell>
          <table:table-cell table:style-name="ce1928"/>
          <table:table-cell table:style-name="ce1259"/>
          <table:table-cell table:style-name="ce1247" office:value-type="string" calcext:value-type="string">
            <text:p>pa -</text:p>
          </table:table-cell>
          <table:table-cell table:style-name="ce1928"/>
          <table:table-cell table:style-name="ce1259" office:value-type="string" calcext:value-type="string">
            <text:p>pa-</text:p>
          </table:table-cell>
          <table:table-cell table:style-name="ce1247" office:value-type="string" calcext:value-type="string">
            <text:p>dam </text:p>
          </table:table-cell>
          <table:table-cell table:style-name="ce1928"/>
          <table:table-cell table:style-name="ce1271"/>
          <table:table-cell table:style-name="ce1281" office:value-type="string" calcext:value-type="string">
            <text:p>now ---</text:p>
          </table:table-cell>
          <table:table-cell table:style-name="ce1928"/>
          <table:table-cell table:style-name="ce1238"/>
          <table:table-cell table:style-name="ce1286" office:value-type="string" calcext:value-type="string">
            <text:p><text:s/></text:p>
          </table:table-cell>
          <table:table-cell table:style-name="ce1928"/>
          <table:table-cell table:style-name="ce1238"/>
          <table:table-cell table:style-name="ce1286" office:value-type="string" calcext:value-type="string">
            <text:p><text:s/></text:p>
          </table:table-cell>
          <table:table-cell table:style-name="ce1928"/>
          <table:table-cell table:style-name="ce1259" office:value-type="string" calcext:value-type="string">
            <text:p><text:s/>I</text:p>
          </table:table-cell>
          <table:table-cell table:style-name="ce1247" office:value-type="string" calcext:value-type="string">
            <text:p>want </text:p>
          </table:table-cell>
          <table:table-cell table:style-name="ce1928"/>
          <table:table-cell table:style-name="ce1936"/>
          <table:table-cell table:style-name="ce1298" office:value-type="string" calcext:value-type="string">
            <text:p><text:s/></text:p>
          </table:table-cell>
          <table:table-cell table:number-columns-repeated="36"/>
        </table:table-row>
        <table:table-row table:style-name="ro6">
          <table:table-cell/>
          <table:table-cell table:style-name="ce1928" office:value-type="string" calcext:value-type="string">
            <text:p><text:s/></text:p>
          </table:table-cell>
          <table:table-cell table:style-name="ce1238" office:value-type="string" calcext:value-type="string">
            <text:p><text:s/></text:p>
          </table:table-cell>
          <table:table-cell table:style-name="ce1247"/>
          <table:table-cell table:style-name="ce1928"/>
          <table:table-cell table:style-name="ce1259" office:value-type="string" calcext:value-type="string">
            <text:p>paa-</text:p>
          </table:table-cell>
          <table:table-cell table:style-name="ce1247"/>
          <table:table-cell table:style-name="ce1928"/>
          <table:table-cell table:style-name="ce1259" office:value-type="string" calcext:value-type="string">
            <text:p>pa-</text:p>
          </table:table-cell>
          <table:table-cell table:style-name="ce1247" office:value-type="string" calcext:value-type="string">
            <text:p>dam </text:p>
          </table:table-cell>
          <table:table-cell table:style-name="ce1928"/>
          <table:table-cell table:style-name="ce1259"/>
          <table:table-cell table:style-name="ce1247" office:value-type="string" calcext:value-type="string">
            <text:p>right </text:p>
          </table:table-cell>
          <table:table-cell table:style-name="ce1928"/>
          <table:table-cell table:style-name="ce1271"/>
          <table:table-cell table:style-name="ce1281" office:value-type="string" calcext:value-type="string">
            <text:p>now.</text:p>
          </table:table-cell>
          <table:table-cell table:style-name="ce1928"/>
          <table:table-cell table:style-name="ce1238"/>
          <table:table-cell table:style-name="ce1286" office:value-type="string" calcext:value-type="string">
            <text:p><text:s/></text:p>
          </table:table-cell>
          <table:table-cell table:style-name="ce1928"/>
          <table:table-cell table:style-name="ce1936"/>
          <table:table-cell table:style-name="ce1936" office:value-type="string" calcext:value-type="string">
            <text:p><text:s/></text:p>
          </table:table-cell>
          <table:table-cell table:style-name="ce1928" table:number-columns-repeated="4"/>
          <table:table-cell table:style-name="ce1936"/>
          <table:table-cell table:style-name="ce1936" office:value-type="string" calcext:value-type="string">
            <text:p><text:s/></text:p>
          </table:table-cell>
          <table:table-cell table:number-columns-repeated="36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style-name="ce1924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48" office:value-type="string" calcext:value-type="string">
            <text:p>E</text:p>
          </table:table-cell>
          <table:table-cell table:style-name="ce1254" office:value-type="string" calcext:value-type="string">
            <text:p>E</text:p>
          </table:table-cell>
          <table:table-cell table:style-name="ce1260" office:value-type="string" calcext:value-type="string">
            <text:p>E</text:p>
          </table:table-cell>
          <table:table-cell table:style-name="ce1248" office:value-type="string" calcext:value-type="string">
            <text:p>E</text:p>
          </table:table-cell>
          <table:table-cell table:style-name="ce1254"/>
          <table:table-cell table:style-name="ce1260" office:value-type="string" calcext:value-type="string">
            <text:p><text:s/></text:p>
          </table:table-cell>
          <table:table-cell table:style-name="ce1248" office:value-type="string" calcext:value-type="string">
            <text:p>E</text:p>
          </table:table-cell>
          <table:table-cell table:style-name="ce1254" office:value-type="string" calcext:value-type="string">
            <text:p>E</text:p>
          </table:table-cell>
          <table:table-cell table:style-name="ce1260" office:value-type="string" calcext:value-type="string">
            <text:p>E</text:p>
          </table:table-cell>
          <table:table-cell table:style-name="ce1248" office:value-type="string" calcext:value-type="string">
            <text:p>E</text:p>
          </table:table-cell>
          <table:table-cell table:style-name="ce1254" office:value-type="string" calcext:value-type="string">
            <text:p><text:s/></text:p>
          </table:table-cell>
          <table:table-cell table:style-name="ce1272"/>
          <table:table-cell table:style-name="ce1914"/>
          <table:table-cell table:number-columns-repeated="48"/>
        </table:table-row>
        <table:table-row table:style-name="ro6">
          <table:table-cell table:number-columns-repeated="64"/>
        </table:table-row>
        <table:table-row table:style-name="ro8">
          <table:table-cell table:style-name="ce1925" office:value-type="string" calcext:value-type="string">
            <text:p>No Bra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38" office:value-type="string" calcext:value-type="string">
            <text:p>R</text:p>
          </table:table-cell>
          <table:table-cell table:style-name="ce1946" office:value-type="string" calcext:value-type="string">
            <text:p>R</text:p>
          </table:table-cell>
          <table:table-cell table:style-name="ce1950" office:value-type="string" calcext:value-type="string">
            <text:p>R</text:p>
          </table:table-cell>
          <table:table-cell table:style-name="ce1938" office:value-type="string" calcext:value-type="string">
            <text:p>R</text:p>
          </table:table-cell>
          <table:table-cell table:style-name="ce1946" office:value-type="string" calcext:value-type="string">
            <text:p>R</text:p>
          </table:table-cell>
          <table:table-cell table:style-name="ce1950" office:value-type="string" calcext:value-type="string">
            <text:p>R</text:p>
          </table:table-cell>
          <table:table-cell table:style-name="ce1938" office:value-type="string" calcext:value-type="string">
            <text:p>R</text:p>
          </table:table-cell>
          <table:table-cell table:style-name="ce1946" office:value-type="string" calcext:value-type="string">
            <text:p>R</text:p>
          </table:table-cell>
          <table:table-cell table:style-name="ce1950" office:value-type="string" calcext:value-type="string">
            <text:p>R</text:p>
          </table:table-cell>
          <table:table-cell table:style-name="ce1938" office:value-type="string" calcext:value-type="string">
            <text:p>R</text:p>
          </table:table-cell>
          <table:table-cell table:style-name="ce1946"/>
          <table:table-cell table:style-name="ce1273"/>
          <table:table-cell table:style-name="ce1282"/>
          <table:table-cell office:value-type="string" calcext:value-type="string">
            <text:p>R = Repinique</text:p>
          </table:table-cell>
          <table:table-cell table:number-columns-repeated="47"/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/>
          <table:table-cell table:style-name="ce1937" office:value-type="string" calcext:value-type="string">
            <text:p>A</text:p>
          </table:table-cell>
          <table:table-cell table:style-name="ce1945" office:value-type="string" calcext:value-type="string">
            <text:p>A</text:p>
          </table:table-cell>
          <table:table-cell table:style-name="ce1949" office:value-type="string" calcext:value-type="string">
            <text:p>A</text:p>
          </table:table-cell>
          <table:table-cell table:style-name="ce1937" office:value-type="string" calcext:value-type="string">
            <text:p>A</text:p>
          </table:table-cell>
          <table:table-cell table:style-name="ce1945" office:value-type="string" calcext:value-type="string">
            <text:p>A</text:p>
          </table:table-cell>
          <table:table-cell table:style-name="ce1949" office:value-type="string" calcext:value-type="string">
            <text:p>A</text:p>
          </table:table-cell>
          <table:table-cell table:style-name="ce1937" office:value-type="string" calcext:value-type="string">
            <text:p>A</text:p>
          </table:table-cell>
          <table:table-cell table:style-name="ce1945" office:value-type="string" calcext:value-type="string">
            <text:p>A</text:p>
          </table:table-cell>
          <table:table-cell table:style-name="ce1949" office:value-type="string" calcext:value-type="string">
            <text:p>A</text:p>
          </table:table-cell>
          <table:table-cell table:style-name="ce1937" office:value-type="string" calcext:value-type="string">
            <text:p>A</text:p>
          </table:table-cell>
          <table:table-cell table:style-name="ce1945"/>
          <table:table-cell table:style-name="ce1274"/>
          <table:table-cell table:style-name="ce1282"/>
          <table:table-cell table:number-columns-repeated="48"/>
        </table:table-row>
        <table:table-row table:style-name="ro6">
          <table:table-cell/>
          <table:table-cell office:value-type="float" office:value="3" calcext:value-type="float">
            <text:p>3</text:p>
          </table:table-cell>
          <table:table-cell/>
          <table:table-cell table:style-name="ce1937" office:value-type="string" calcext:value-type="string">
            <text:p>R</text:p>
          </table:table-cell>
          <table:table-cell table:style-name="ce1945" office:value-type="string" calcext:value-type="string">
            <text:p>R</text:p>
          </table:table-cell>
          <table:table-cell table:style-name="ce1949" office:value-type="string" calcext:value-type="string">
            <text:p>R</text:p>
          </table:table-cell>
          <table:table-cell table:style-name="ce1937" office:value-type="string" calcext:value-type="string">
            <text:p>R</text:p>
          </table:table-cell>
          <table:table-cell table:style-name="ce1945" office:value-type="string" calcext:value-type="string">
            <text:p>R</text:p>
          </table:table-cell>
          <table:table-cell table:style-name="ce1949" office:value-type="string" calcext:value-type="string">
            <text:p>R</text:p>
          </table:table-cell>
          <table:table-cell table:style-name="ce1937" office:value-type="string" calcext:value-type="string">
            <text:p>R</text:p>
          </table:table-cell>
          <table:table-cell table:style-name="ce1945" office:value-type="string" calcext:value-type="string">
            <text:p>R</text:p>
          </table:table-cell>
          <table:table-cell table:style-name="ce1949" office:value-type="string" calcext:value-type="string">
            <text:p>R</text:p>
          </table:table-cell>
          <table:table-cell table:style-name="ce1937" office:value-type="string" calcext:value-type="string">
            <text:p>R</text:p>
          </table:table-cell>
          <table:table-cell table:style-name="ce1945"/>
          <table:table-cell table:style-name="ce1274"/>
          <table:table-cell table:style-name="ce1282"/>
          <table:table-cell table:number-columns-repeated="48"/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/>
          <table:table-cell table:style-name="ce1937" office:value-type="string" calcext:value-type="string">
            <text:p>A</text:p>
          </table:table-cell>
          <table:table-cell table:style-name="ce1945" office:value-type="string" calcext:value-type="string">
            <text:p>A</text:p>
          </table:table-cell>
          <table:table-cell table:style-name="ce1949" office:value-type="string" calcext:value-type="string">
            <text:p>A</text:p>
          </table:table-cell>
          <table:table-cell table:style-name="ce1937" office:value-type="string" calcext:value-type="string">
            <text:p>A</text:p>
          </table:table-cell>
          <table:table-cell table:style-name="ce1945" office:value-type="string" calcext:value-type="string">
            <text:p>A</text:p>
          </table:table-cell>
          <table:table-cell table:style-name="ce1949" office:value-type="string" calcext:value-type="string">
            <text:p>A</text:p>
          </table:table-cell>
          <table:table-cell table:style-name="ce1937" office:value-type="string" calcext:value-type="string">
            <text:p>A</text:p>
          </table:table-cell>
          <table:table-cell table:style-name="ce1945" office:value-type="string" calcext:value-type="string">
            <text:p>A</text:p>
          </table:table-cell>
          <table:table-cell table:style-name="ce1949" office:value-type="string" calcext:value-type="string">
            <text:p>A</text:p>
          </table:table-cell>
          <table:table-cell table:style-name="ce1937" office:value-type="string" calcext:value-type="string">
            <text:p>A</text:p>
          </table:table-cell>
          <table:table-cell table:style-name="ce1945"/>
          <table:table-cell table:style-name="ce1274"/>
          <table:table-cell table:style-name="ce1282"/>
          <table:table-cell table:number-columns-repeated="48"/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/>
          <table:table-cell table:style-name="ce1937" office:value-type="string" calcext:value-type="string">
            <text:p>R</text:p>
          </table:table-cell>
          <table:table-cell table:style-name="ce1945" office:value-type="string" calcext:value-type="string">
            <text:p>R</text:p>
          </table:table-cell>
          <table:table-cell table:style-name="ce1949" office:value-type="string" calcext:value-type="string">
            <text:p>R</text:p>
          </table:table-cell>
          <table:table-cell table:style-name="ce1937" office:value-type="string" calcext:value-type="string">
            <text:p>R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A</text:p>
          </table:table-cell>
          <table:table-cell table:style-name="ce1945" office:value-type="string" calcext:value-type="string">
            <text:p>A</text:p>
          </table:table-cell>
          <table:table-cell table:style-name="ce1949" office:value-type="string" calcext:value-type="string">
            <text:p>A</text:p>
          </table:table-cell>
          <table:table-cell table:style-name="ce1937" office:value-type="string" calcext:value-type="string">
            <text:p>A</text:p>
          </table:table-cell>
          <table:table-cell table:style-name="ce1945"/>
          <table:table-cell table:style-name="ce1274"/>
          <table:table-cell table:style-name="ce1282"/>
          <table:table-cell table:number-columns-repeated="48"/>
        </table:table-row>
        <table:table-row table:style-name="ro6">
          <table:table-cell/>
          <table:table-cell office:value-type="float" office:value="6" calcext:value-type="float">
            <text:p>6</text:p>
          </table:table-cell>
          <table:table-cell/>
          <table:table-cell table:style-name="ce1937" office:value-type="string" calcext:value-type="string">
            <text:p>R</text:p>
          </table:table-cell>
          <table:table-cell table:style-name="ce1945" office:value-type="string" calcext:value-type="string">
            <text:p>R</text:p>
          </table:table-cell>
          <table:table-cell table:style-name="ce1949" office:value-type="string" calcext:value-type="string">
            <text:p>R</text:p>
          </table:table-cell>
          <table:table-cell table:style-name="ce1937" office:value-type="string" calcext:value-type="string">
            <text:p>R</text:p>
          </table:table-cell>
          <table:table-cell table:style-name="ce1945" office:value-type="string" calcext:value-type="string">
            <text:p>R</text:p>
          </table:table-cell>
          <table:table-cell table:style-name="ce1949" office:value-type="string" calcext:value-type="string">
            <text:p>R</text:p>
          </table:table-cell>
          <table:table-cell table:style-name="ce1937" office:value-type="string" calcext:value-type="string">
            <text:p>R</text:p>
          </table:table-cell>
          <table:table-cell table:style-name="ce1945" office:value-type="string" calcext:value-type="string">
            <text:p>R</text:p>
          </table:table-cell>
          <table:table-cell table:style-name="ce1949" office:value-type="string" calcext:value-type="string">
            <text:p>R</text:p>
          </table:table-cell>
          <table:table-cell table:style-name="ce1937" office:value-type="string" calcext:value-type="string">
            <text:p>R</text:p>
          </table:table-cell>
          <table:table-cell table:style-name="ce1945"/>
          <table:table-cell table:style-name="ce1274"/>
          <table:table-cell table:style-name="ce1282"/>
          <table:table-cell table:number-columns-repeated="48"/>
        </table:table-row>
        <table:table-row table:style-name="ro8">
          <table:table-cell/>
          <table:table-cell office:value-type="float" office:value="7" calcext:value-type="float">
            <text:p>7</text:p>
          </table:table-cell>
          <table:table-cell/>
          <table:table-cell table:style-name="ce1937" office:value-type="string" calcext:value-type="string">
            <text:p>S</text:p>
          </table:table-cell>
          <table:table-cell table:style-name="ce1945"/>
          <table:table-cell table:style-name="ce1949" office:value-type="string" calcext:value-type="string">
            <text:p>S</text:p>
          </table:table-cell>
          <table:table-cell table:style-name="ce1937" office:value-type="string" calcext:value-type="string">
            <text:p>S</text:p>
          </table:table-cell>
          <table:table-cell table:style-name="ce1945"/>
          <table:table-cell table:style-name="ce1949" office:value-type="string" calcext:value-type="string">
            <text:p>S</text:p>
          </table:table-cell>
          <table:table-cell table:style-name="ce1937" office:value-type="string" calcext:value-type="string">
            <text:p>S</text:p>
          </table:table-cell>
          <table:table-cell table:style-name="ce1945"/>
          <table:table-cell table:style-name="ce1949" office:value-type="string" calcext:value-type="string">
            <text:p>S</text:p>
          </table:table-cell>
          <table:table-cell table:style-name="ce1937" office:value-type="string" calcext:value-type="string">
            <text:p>S</text:p>
          </table:table-cell>
          <table:table-cell table:style-name="ce1945"/>
          <table:table-cell table:style-name="ce1274"/>
          <table:table-cell table:style-name="ce1282"/>
          <table:table-cell table:style-name="ce1928" office:value-type="string" calcext:value-type="string">
            <text:p>from soft to loud</text:p>
          </table:table-cell>
          <table:table-cell table:number-columns-repeated="47"/>
        </table:table-row>
        <table:table-row table:style-name="ro8">
          <table:table-cell/>
          <table:table-cell office:value-type="float" office:value="8" calcext:value-type="float">
            <text:p>8</text:p>
          </table:table-cell>
          <table:table-cell/>
          <table:table-cell table:style-name="ce1939" office:value-type="string" calcext:value-type="string">
            <text:p>A</text:p>
          </table:table-cell>
          <table:table-cell table:style-name="ce1947" office:value-type="string" calcext:value-type="string">
            <text:p>A</text:p>
          </table:table-cell>
          <table:table-cell table:style-name="ce1951" office:value-type="string" calcext:value-type="string">
            <text:p>A</text:p>
          </table:table-cell>
          <table:table-cell table:style-name="ce1939" office:value-type="string" calcext:value-type="string">
            <text:p>A</text:p>
          </table:table-cell>
          <table:table-cell table:style-name="ce1947" office:value-type="string" calcext:value-type="string">
            <text:p>A</text:p>
          </table:table-cell>
          <table:table-cell table:style-name="ce1951" office:value-type="string" calcext:value-type="string">
            <text:p>A</text:p>
          </table:table-cell>
          <table:table-cell table:style-name="ce1939" office:value-type="string" calcext:value-type="string">
            <text:p>A</text:p>
          </table:table-cell>
          <table:table-cell table:style-name="ce1947"/>
          <table:table-cell table:style-name="ce1951"/>
          <table:table-cell table:style-name="ce1939" office:value-type="string" calcext:value-type="string">
            <text:p>eh</text:p>
          </table:table-cell>
          <table:table-cell table:style-name="ce1947"/>
          <table:table-cell table:style-name="ce1275"/>
          <table:table-cell table:style-name="ce1282"/>
          <table:table-cell office:value-type="string" calcext:value-type="string">
            <text:p>eh: shout</text:p>
          </table:table-cell>
          <table:table-cell table:number-columns-repeated="47"/>
        </table:table-row>
        <table:table-row table:style-name="ro6" table:number-rows-repeated="95">
          <table:table-cell table:number-columns-repeated="64"/>
        </table:table-row>
        <table:table-row table:style-name="ro6">
          <table:table-cell table:number-columns-repeated="18"/>
          <table:table-cell table:style-name="ce1984"/>
          <table:table-cell table:number-columns-repeated="45"/>
        </table:table-row>
        <table:table-row table:style-name="ro6" table:number-rows-repeated="3">
          <table:table-cell table:number-columns-repeated="64"/>
        </table:table-row>
        <table:table-row table:style-name="ro6">
          <table:table-cell table:number-columns-repeated="18"/>
          <table:table-cell table:style-name="ce1984"/>
          <table:table-cell table:number-columns-repeated="45"/>
        </table:table-row>
        <table:table-row table:style-name="ro6" table:number-rows-repeated="4">
          <table:table-cell table:number-columns-repeated="64"/>
        </table:table-row>
        <table:table-row table:style-name="ro6">
          <table:table-cell table:number-columns-repeated="18"/>
          <table:table-cell table:style-name="ce1984"/>
          <table:table-cell table:number-columns-repeated="45"/>
        </table:table-row>
        <table:table-row table:style-name="ro6" table:number-rows-repeated="1048417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29:04.86632006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29:15.509682089</dc:date>
    <meta:print-date>2011-06-12T10:16:13</meta:print-date>
    <meta:editing-cycles>320</meta:editing-cycles>
    <meta:editing-duration>P14DT9H48M44S</meta:editing-duration>
    <meta:generator>LibreOffice/7.2.0.4$Linux_X86_64 LibreOffice_project/20$Build-4</meta:generator>
    <meta:document-statistic meta:table-count="1" meta:cell-count="433" meta:object-count="0"/>
  </office:meta>
</office:document-meta>
</file>